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Fira Sans" svg:font-family="'Fira Sans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5ce" draw:textarea-horizontal-align="justify" draw:textarea-vertical-align="middle" draw:auto-grow-height="false" fo:min-height="6.417cm" fo:min-width="8.708cm" loext:decorative="false"/>
    </style:style>
    <style:style style:name="gr2" style:family="graphic" style:parent-style-name="standard">
      <style:graphic-properties svg:stroke-color="#000000" draw:fill="solid" draw:fill-color="#cccccc" loext:fill-use-slide-background="false" draw:textarea-horizontal-align="justify" draw:textarea-vertical-align="top" draw:auto-grow-height="false" fo:min-height="7.37cm" fo:min-width="6.48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bf819e" draw:textarea-horizontal-align="justify" draw:textarea-vertical-align="middle" draw:auto-grow-height="false" fo:min-height="2.042cm" fo:min-width="4.967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ffd428" draw:textarea-horizontal-align="justify" draw:textarea-vertical-align="middle" draw:auto-grow-height="false" fo:min-height="2.042cm" fo:min-width="7.19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3.395cm" fo:min-width="6.486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729fcf" draw:textarea-horizontal-align="justify" draw:textarea-vertical-align="middle" draw:auto-grow-height="false" fo:min-height="2.042cm" fo:min-width="4.967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1.338cm" fo:min-width="5.532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1.097cm" fo:min-width="2.868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1.097cm" fo:min-width="2.644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1.097cm" fo:min-width="2.643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4" draw:marker-end-width="0.3cm" draw:fill="none" draw:textarea-vertical-align="bottom" loext:decorative="false"/>
      <style:paragraph-properties style:writing-mode="lr-tb"/>
    </style:style>
    <style:style style:name="gr12" style:family="graphic" style:parent-style-name="objectwithoutfill">
      <style:graphic-properties draw:stroke="solid" draw:stroke-dash="Long_20_Dot_20__28_Rounded_29_" svg:stroke-color="#000000" draw:marker-end="Arrowheads_20_5" draw:marker-end-width="0.3cm" svg:stroke-linecap="round" draw:fill="none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draw:stroke="solid" draw:stroke-dash="Long_20_Dot_20__28_Rounded_29_" svg:stroke-color="#000000" draw:marker-end="Arrowheads_20_6" draw:marker-end-width="0.3cm" svg:stroke-linecap="round" draw:fill="none" draw:textarea-vertical-align="middle" loext:decorative="false"/>
      <style:paragraph-properties style:writing-mode="lr-tb"/>
    </style:style>
    <style:style style:name="gr1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4.513cm" fo:min-width="7.755cm" loext:decorative="false"/>
    </style:style>
    <style:style style:name="gr15" style:family="graphic" style:parent-style-name="standard">
      <style:graphic-properties svg:stroke-color="#000000" draw:fill="solid" draw:fill-color="#ffd428" draw:textarea-horizontal-align="justify" draw:textarea-vertical-align="middle" draw:auto-grow-height="false" fo:min-height="2.042cm" fo:min-width="7.508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Arrowheads_20_14" draw:marker-end-width="0.3cm" draw:fill="none" draw:textarea-vertical-align="middle" loext:decorative="false"/>
    </style:style>
    <style:style style:name="gr17" style:family="graphic" style:parent-style-name="objectwithoutfill">
      <style:graphic-properties draw:stroke="solid" draw:stroke-dash="Long_20_Dot_20__28_Rounded_29_" svg:stroke-color="#000000" draw:marker-end="Arrowheads_20_16" draw:marker-end-width="0.3cm" svg:stroke-linecap="round" draw:fill="none" draw:textarea-vertical-align="middle" loext:decorative="false"/>
    </style:style>
    <style:style style:name="gr18" style:family="graphic" style:parent-style-name="objectwithoutfill">
      <style:graphic-properties draw:stroke="solid" draw:stroke-dash="Long_20_Dot_20__28_Rounded_29_" svg:stroke-color="#000000" draw:marker-end="Arrowheads_20_17" draw:marker-end-width="0.3cm" svg:stroke-linecap="round" draw:fill="none" draw:textarea-vertical-align="middle" loext:decorative="false"/>
    </style:style>
    <style:style style:name="gr19" style:family="graphic" style:parent-style-name="objectwithoutfill">
      <style:graphic-properties draw:stroke="solid" draw:stroke-dash="Long_20_Dot_20__28_Rounded_29_" svg:stroke-color="#000000" draw:marker-end="Arrowheads_20_18" draw:marker-end-width="0.3cm" svg:stroke-linecap="round" draw:fill="none" draw:textarea-vertical-align="middle" loext:decorative="false"/>
    </style:style>
    <style:style style:name="gr20" style:family="graphic" style:parent-style-name="objectwithoutfill">
      <style:graphic-properties draw:stroke="solid" draw:stroke-dash="Long_20_Dot_20__28_Rounded_29_" svg:stroke-color="#000000" draw:marker-end="Arrowheads_20_19" draw:marker-end-width="0.3cm" svg:stroke-linecap="round" draw:fill="none" draw:textarea-vertical-align="middle" loext:decorative="false"/>
    </style:style>
    <style:style style:name="gr21" style:family="graphic" style:parent-style-name="standard">
      <style:graphic-properties svg:stroke-color="#000000" draw:fill-color="#729fcf" draw:textarea-horizontal-align="justify" draw:textarea-vertical-align="middle" draw:auto-grow-height="false" fo:min-height="0.926cm" fo:min-width="4.5cm" style:writing-mode="lr-tb" loext:decorative="false"/>
      <style:paragraph-properties style:writing-mode="lr-tb"/>
    </style:style>
    <style:style style:name="gr22" style:family="graphic" style:parent-style-name="objectwithoutfill">
      <style:graphic-properties svg:stroke-color="#000000" draw:marker-end="Arrowheads_20_23" draw:marker-end-width="0.3cm" draw:fill="none" draw:textarea-vertical-align="bottom" loext:decorative="false"/>
      <style:paragraph-properties style:writing-mode="lr-tb"/>
    </style:style>
    <style:style style:name="P1" style:family="paragraph">
      <loext:graphic-properties draw:fill="solid" draw:fill-color="#fff5ce"/>
      <style:paragraph-properties fo:text-align="center"/>
    </style:style>
    <style:style style:name="P2" style:family="paragraph">
      <style:paragraph-properties fo:text-align="center" style:writing-mode="lr-tb"/>
      <style:text-properties style:font-name="Liberation Sans1" fo:font-size="36pt" style:font-size-asian="36pt" style:font-size-complex="36pt"/>
    </style:style>
    <style:style style:name="P3" style:family="paragraph">
      <loext:graphic-properties draw:fill="solid" draw:fill-color="#cccccc"/>
      <style:paragraph-properties fo:text-align="center" style:writing-mode="lr-tb"/>
      <style:text-properties style:font-name="Liberation Sans1" fo:font-size="36pt" style:font-size-asian="36pt" style:font-size-complex="36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f819e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32pt" style:font-size-asian="32pt" style:font-size-complex="32pt"/>
    </style:style>
    <style:style style:name="P7" style:family="paragraph">
      <loext:graphic-properties draw:fill="solid" draw:fill-color="#ffd428"/>
      <style:paragraph-properties fo:text-align="center" style:writing-mode="lr-tb"/>
      <style:text-properties fo:font-size="32pt" style:font-size-asian="32pt" style:font-size-complex="32pt"/>
    </style:style>
    <style:style style:name="P8" style:family="paragraph">
      <style:paragraph-properties fo:text-align="center" style:writing-mode="lr-tb"/>
      <style:text-properties fo:font-size="26pt" style:font-size-asian="26pt" style:font-size-complex="26pt"/>
    </style:style>
    <style:style style:name="P9" style:family="paragraph">
      <loext:graphic-properties draw:fill-color="#b4c7dc"/>
      <style:paragraph-properties fo:text-align="center" style:writing-mode="lr-tb"/>
      <style:text-properties fo:font-size="26pt" style:font-size-asian="26pt" style:font-size-complex="26pt"/>
    </style:style>
    <style:style style:name="P10" style:family="paragraph">
      <loext:graphic-properties draw:fill-color="#729fcf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style:paragraph-properties fo:text-align="center" style:writing-mode="lr-tb"/>
      <style:text-properties fo:font-size="20pt" style:font-size-asian="20pt" style:font-size-complex="20pt"/>
    </style:style>
    <style:style style:name="P12" style:family="paragraph">
      <loext:graphic-properties draw:fill-color="#cccccc"/>
      <style:paragraph-properties fo:text-align="center" style:writing-mode="lr-tb"/>
      <style:text-properties fo:font-size="20pt" style:font-size-asian="20pt" style:font-size-complex="20pt"/>
    </style:style>
    <style:style style:name="P13" style:family="paragraph">
      <loext:graphic-properties draw:fill-color="#cccccc"/>
      <style:paragraph-properties fo:text-align="center" style:writing-mode="lr-tb"/>
    </style:style>
    <style:style style:name="P14" style:family="paragraph">
      <style:paragraph-properties fo:text-align="end"/>
      <style:text-properties fo:font-size="26pt" style:font-size-asian="26pt" style:font-size-complex="26pt"/>
    </style:style>
    <style:style style:name="P15" style:family="paragraph">
      <loext:graphic-properties draw:fill="none"/>
      <style:paragraph-properties fo:text-align="end"/>
      <style:text-properties fo:font-size="26pt" style:font-size-asian="26pt" style:font-size-complex="26pt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  <style:text-properties fo:font-size="20pt" style:font-size-asian="20pt" style:font-size-complex="20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style:font-name="Liberation Sans1"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9.208cm" svg:height="6.667cm" svg:x="2.269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985cm" svg:height="7.62cm" svg:x="14.97cm" svg:y="7.35cm">
          <text:p text:style-name="P2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15cm" svg:height="2.54cm" svg:x="29.575cm" svg:y="13.065cm">
          <text:p text:style-name="P4">crypto-auditing</text:p>
          <text:p text:style-name="P4">ag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7" draw:layer="layout" svg:width="7.938cm" svg:height="2.54cm" svg:x="2.904cm" svg:y="12.748cm">
          <text:p text:style-name="P6"><text:span text:style-name="T2">crau-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9" xml:id="id1" draw:id="id1" draw:layer="layout" svg:width="6.985cm" svg:height="4.128cm" svg:x="18.462cm" svg:y="16.239cm">
          <text:p text:style-name="P8"><text:span text:style-name="T3">Log file</text:span></text:p>
          <text:p text:style-name="P8"><text:span text:style-name="T3">(CBOR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ustom-shape draw:style-name="gr6" draw:text-style-name="P10" xml:id="id3" draw:id="id3" draw:layer="layout" svg:width="5.715cm" svg:height="2.54cm" svg:x="15.605cm" svg:y="9.89cm">
          <text:p text:style-name="P8"><text:span text:style-name="T3">BPF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12" xml:id="id7" draw:id="id7" draw:layer="layout" svg:width="6.032cm" svg:height="1.588cm" svg:x="25.13cm" svg:y="5.127cm">
          <text:p text:style-name="P11"><text:span text:style-name="T4">Shared library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xml:id="id8" draw:id="id8" draw:layer="layout" svg:width="4.762cm" svg:height="1.905cm" svg:x="21.32cm" svg:y="1.635cm">
          <text:p text:style-name="P4">Target prog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9" draw:id="id9" draw:layer="layout" svg:width="4.444cm" svg:height="1.905cm" svg:x="26.4cm" svg:y="1.635cm">
          <text:p text:style-name="P4">Target prog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10" draw:id="id10" draw:layer="layout" svg:width="6.032cm" svg:height="1.588cm" svg:x="31.798cm" svg:y="5.127cm">
          <text:p text:style-name="P11"><text:span text:style-name="T4">Shared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xml:id="id11" draw:id="id11" draw:layer="layout" svg:width="4.445cm" svg:height="1.905cm" svg:x="31.162cm" svg:y="1.635cm">
          <text:p text:style-name="P4">Target prog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2" draw:id="id12" draw:layer="layout" svg:width="4.445cm" svg:height="1.905cm" svg:x="35.925cm" svg:y="1.635cm">
          <text:p text:style-name="P4">Target prog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curve" svg:x1="18.462cm" svg:y1="18.303cm" svg:x2="6.873cm" svg:y2="15.922cm" draw:start-shape="id1" draw:start-glue-point="5" draw:end-shape="id2" draw:end-glue-point="2" svg:d="M18462 18303c-7726 0-11589-793-11589-2381" svg:viewBox="0 0 11590 2382">
          <text:p text:style-name="P14">Read</text:p>
        </draw:connector>
        <draw:connector draw:style-name="gr12" draw:text-style-name="P17" draw:layer="layout" draw:type="curve" svg:x1="21.32cm" svg:y1="11.16cm" svg:x2="26.082cm" svg:y2="7.667cm" draw:start-shape="id3" draw:start-glue-point="1" draw:end-shape="id4" draw:end-glue-point="6" svg:d="M21320 11160c3175 0 4762-1164 4762-3493" svg:viewBox="0 0 4763 3494">
          <text:p text:style-name="P16"><text:span text:style-name="T4">Attach <text:s text:c="4"/></text:span></text:p>
        </draw:connector>
        <draw:connector draw:style-name="gr13" draw:text-style-name="P17" draw:layer="layout" draw:type="curve" svg:x1="21.32cm" svg:y1="11.16cm" svg:x2="32.749cm" svg:y2="7.667cm" draw:start-shape="id3" draw:start-glue-point="1" draw:end-shape="id5" draw:end-glue-point="6" svg:d="M21320 11160c7620 0 11429-1164 11429-3493" svg:viewBox="0 0 11430 3494">
          <text:p text:style-name="P16"><text:span text:style-name="T4"><text:s text:c="8"/>Attach <text:s text:c="7"/></text:span></text:p>
        </draw:connector>
        <draw:custom-shape draw:style-name="gr14" draw:text-style-name="P18" xml:id="id6" draw:id="id6" draw:layer="layout" svg:width="8.255cm" svg:height="4.763cm" svg:x="29.575cm" svg:y="11.4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xml:id="id13" draw:id="id13" draw:layer="layout" svg:width="8.256cm" svg:height="2.54cm" svg:x="29.574cm" svg:y="13.065cm">
          <text:p text:style-name="P6"><text:span text:style-name="T2">crau-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8" draw:layer="layout" svg:width="8.255cm" svg:height="4.763cm" svg:x="29.575cm" svg:y="12.747cm">
          <text:p/>
          <draw:enhanced-geometry svg:viewBox="0 0 21600 21600" draw:type="rectangle" draw:enhanced-path="M 0 0 L 21600 0 21600 21600 0 21600 0 0 Z N"/>
        </draw:custom-shape>
        <draw:connector draw:style-name="gr16" draw:text-style-name="P18" draw:layer="layout" draw:type="curve" svg:x1="18.462cm" svg:y1="12.43cm" svg:x2="29.575cm" svg:y2="13.858cm" draw:start-shape="id3" draw:start-glue-point="2" draw:end-shape="id6" svg:d="M18462 12430c0 952 3704 1428 11113 1428" svg:viewBox="0 0 11114 1429">
          <text:p/>
        </draw:connector>
        <draw:connector draw:style-name="gr17" draw:text-style-name="P18" draw:layer="layout" draw:type="curve" svg:x1="28.146cm" svg:y1="5.127cm" svg:x2="23.701cm" svg:y2="3.54cm" draw:start-shape="id7" draw:start-glue-point="0" draw:end-shape="id8" draw:end-glue-point="8" svg:d="M28146 5127c0-1189-4445-396-4445-1587" svg:viewBox="0 0 4446 1588">
          <text:p/>
        </draw:connector>
        <draw:connector draw:style-name="gr18" draw:text-style-name="P18" draw:layer="layout" draw:type="curve" svg:x1="28.146cm" svg:y1="5.127cm" svg:x2="28.622cm" svg:y2="3.54cm" draw:start-shape="id7" draw:start-glue-point="0" draw:end-shape="id9" draw:end-glue-point="8" svg:d="M28146 5127c0-1189 476-396 476-1587" svg:viewBox="0 0 477 1588">
          <text:p/>
        </draw:connector>
        <draw:connector draw:style-name="gr19" draw:text-style-name="P18" draw:layer="layout" draw:type="curve" svg:x1="34.814cm" svg:y1="5.127cm" svg:x2="33.385cm" svg:y2="3.54cm" draw:start-shape="id10" draw:start-glue-point="0" draw:end-shape="id11" draw:end-glue-point="8" svg:d="M34814 5127c0-1189-1429-396-1429-1587" svg:viewBox="0 0 1430 1588">
          <text:p/>
        </draw:connector>
        <draw:connector draw:style-name="gr20" draw:text-style-name="P18" draw:layer="layout" draw:type="curve" svg:x1="34.814cm" svg:y1="5.127cm" svg:x2="38.148cm" svg:y2="3.54cm" draw:start-shape="id10" draw:start-glue-point="0" draw:end-shape="id12" draw:end-glue-point="8" svg:d="M34814 5127c0-1189 3334-396 3334-1587" svg:viewBox="0 0 3335 1588">
          <text:p/>
        </draw:connector>
        <draw:custom-shape draw:style-name="gr21" draw:text-style-name="P10" xml:id="id4" draw:id="id4" draw:layer="layout" svg:width="5.398cm" svg:height="1.27cm" svg:x="25.447cm" svg:y="6.397cm">
          <text:p text:style-name="P8"><text:span text:style-name="T3">USDT</text:span></text:p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0" xml:id="id5" draw:id="id5" draw:layer="layout" svg:width="5.398cm" svg:height="1.27cm" svg:x="32.114cm" svg:y="6.397cm">
          <text:p text:style-name="P8"><text:span text:style-name="T3">USDT</text:span></text:p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7.938cm" svg:height="2.54cm" svg:x="2.904cm" svg:y="9.89cm">
          <text:p text:style-name="P6"><text:span text:style-name="T2">crau-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2" draw:text-style-name="P15" draw:layer="layout" draw:type="curve" svg:x1="33.702cm" svg:y1="15.605cm" svg:x2="25.447cm" svg:y2="18.303cm" draw:start-shape="id13" draw:start-glue-point="2" draw:end-shape="id1" draw:end-glue-point="7" svg:d="M33702 15605c0 1799-2751 2698-8255 2698" svg:viewBox="0 0 8256 2699">
          <text:p text:style-name="P16"><text:span text:style-name="T3">Write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Fira Sans" svg:font-family="'Fira Sans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1013 1130" svg:d="M1009 1050l-449-1008-22-30-29-12-34 12-21 26-449 1012-5 13v8l5 21 12 21 17 13 21 4h903l21-4 21-13 9-21 4-21v-8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marker-end="Arrowheads_20_21" draw:marker-end-width="0.457cm" draw:fill="none" draw:fill-gradient-name="Gradient_20_1" draw:fill-hatch-name="Red_20_90_20_Degrees_20_Crossed_20_1" draw:fill-image-name="Bitmap_20_1" draw:textarea-horizontal-align="center" draw:textarea-vertical-align="middle" draw:auto-grow-height="false"/>
      <style:text-properties style:font-name="Fira Sans" fo:font-family="'Fira Sans'" style:font-style-name="Regular" style:font-family-generic="swiss" style:font-pitch="variable" fo:font-size="26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1-16T10:12:06.127752439</meta:creation-date>
    <dc:date>2025-12-09T14:54:28.275052128</dc:date>
    <meta:editing-duration>PT1H42M35S</meta:editing-duration>
    <meta:editing-cycles>20</meta:editing-cycles>
    <meta:generator>LibreOffice/25.8.3.2$Linux_X86_64 LibreOffice_project/580$Build-2</meta:generator>
    <meta:document-statistic meta:object-count="27"/>
  </office:meta>
</office:document-meta>
</file>